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argument_3e_">
      <style:text-properties fo:language="fr" fo:country="FR"/>
    </style:style>
    <style:style style:name="T1" style:family="text">
      <style:text-properties fo:language="la" fo:country="VA" style:language-asian="la" style:country-asian="VA"/>
    </style:style>
    <style:style style:name="T2" style:family="text">
      <style:text-properties fo:language="fr" fo:country="FR" style:language-asian="fr" style:country-asian="FR"/>
    </style:style>
    <style:style style:name="T3" style:family="text">
      <style:text-properties style:font-name="Times New Roman1"/>
    </style:style>
    <style:style style:name="T4" style:family="text">
      <style:text-properties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Métamorphoses d’Ovide</text:h>
      <text:h text:style-name="Heading_20_2" text:outline-level="2">Livre dixième</text:h>
      <text:h text:style-name="Heading_20_3" text:outline-level="3">Fable premiere<text:line-break/>Mort d’Euridice</text:h>
      <text:p text:style-name="_3c_argument_3e_">Eurydice Femme d’Orphée comme elle couroit sur l’herbe avec d’autres Nymphes, meurt de la morsure d’un Serpent, qui l’avoit mordue au Talon.</text:p>
      <text:p text:style-name="Standard"><text:span text:style-name="_3c_pb_3e_">[325]</text:span>Le Dieu Hymenée, couvert d’une Robbe couleur de feu, aïant pris son essor au milieu des airs, vola du côté de la Thrace ; où il étoit attiré par le charme de la voix d’Orphée, qui le prioit de rendre son mariage heureux. Ce Dieu assista à ses noces ; mais ce fut avec un air triste et sombre, il ne profera point les paroles <text:span text:style-name="_3c_pb_3e_">[326]</text:span>qui presagent un heureux Hymenée, et son flambeau qui ne jettoit qu’une furmée noire et lugubre ne put jamais être allumé. Le succès repondit à des presages si funestes ; car comme la belle Euridice couroit un jour au milieu d’une troupe de Nymphes, un Serpent, qui étoit caché sous l’herbe, l’aïant piquée au talon, elle perdit la vie peu de jours après son mariage.</text:p>
      <text:h text:style-name="Heading_20_3" text:outline-level="3">Fable deuxième<text:line-break/>Orphée descend aux Enfers</text:h>
      <text:p text:style-name="_3c_argument_3e_">Orphée, après avoir long-tems pleuré sa chere Euridice, descend aux Enfers. Pluton et les Parques la lui rendent à condition qu’il ne la regarderoit qu’après être sorti du sejour des Ombres ; mais comme il ne pût resister au plaisir de la voir, elle lui fut ravie pour toûjours. Ovide prend ici occasion de conter la Fable d’un Berger qui fut changé en Rocher à l’aspect de Cerbere, et celle d’Olene et de Lethée qui furent aussi convertis en Pierres.</text:p>
      <text:p text:style-name="Standard">Orphée, après avoir pleuré la perte d’une Épouse si chere et taché de flêchir par ses plaintes, et de rendre sensibles à ses maux les Divinitez du Ciel, forma enfin le hardi dessein de descendre dans le sejour des Ombres, pour implorer les secours des Divinitez infernales. Il <text:span text:style-name="_3c_pb_3e_">[327]</text:span>traversa ce vaste Empire, qui n’est peuplé que des vains phantômes et s’étant presenté devant Pluton et Proserpine, qui regnent dans ces tristes lieux, il accorda sa voix au son de sa Lyre, et leur fit entendre ces paroles : « puissantes Divinitez, qui regnez dans ces lieux, où tout ce qui respire doit se rendre, ce n’est point une vaine curiosité qui m’a engagé à venir dans votre Empire, ce n’est pas pour enchainer Cerbere, ce monstre dont les trois têtes sont environnées de Serpent. Mon Épouse qui vient de perdre le jour dans sa plus tendre jeunesse, est l’unique sujet qui m’amene : j’ai voulu surmonter ma douleur ; j’ai fait tous mes efforts pour en venir à bout ; mais je suis obligé d’avouer que l’amour a enfin triomphé. Le pouvoir de ce Dieu est connu dans le Ciel et sur la Terre ; je ne sai s’il l’est autant dans les Enfers : je crois cependant que son Empire n’y est pas ignoré ; et si ce que l’on raconte de l’Enlevement de Proserpine est veritable, c’est l’amour qui a formé les trendres liens qui vous unissent avec elle. Je vous conjure donc, Grand Dieu, par ces lieux remplis d’horreur, pas ce cahos, par ce triste silence de rendre à mon Épouse une vie que la Parque lui enleva dans le fleur de son âge. Tout ce qui respire vous appartient, et après avoir demeuré quelque tems sur la Terre, nous devons tous nous rendre ici, les uns plûtôt, les autres plus tard. Ce sejour est notre derniere demeure, et vous pouvez vous vanter d’avoir l’Empire le plus étendu de l’Univers. Lors qu’Eurydice, que je vous conjure de me rendre, aura terminé sa carriere, elle rentrera sous votre puissance : ce n’est qu’un simple delai que je vous demande. Si le Destin s’oppose à mes vœux, je suis resolu de ne point sortir de ces lieux, et vous aurez deux ombres à la fois. » C’est ainsi qu’Orphée accordoit sa voix au son de sa Lyre. Les Ombres attendries par ces doux accens, repandoient des larmes. Tantale cessa de courir après l’eau qui le fuit. La roue d’Ixion s’arrêta, les <text:soft-page-break/>cruels Vautours qui dechiroient impitoïablement le cœur du malheureux Titye, lui donnerent quelque relâche, les Filles de Belus cesserent de verser de l’eau dans le Tonneau fatal, qui se vuide à mesure qu’elles le remplissent, Sisyphe s’assit sur la Pierre qu’il est forcé de rouler éternellement. Ce fut en cette occasion qu’on vit pour la premiere fois les implacables Furies repandre des larmes. Proserpine et Pluton lui-même furent attendris, ils ordonnerent qu’on fit approcher Eurydice qui étoit parmi les Ombres nouvellement descenduës aux Enfers. Elle vint d’un pas lent et tardif à cause de sa blessure, et fut rendue à Orphée, à condition toutefois <text:span text:style-name="_3c_pb_3e_">[328]</text:span>qu’il ne retourneroit la tête pour la voir, qu’après qu’il seroit sorti des Enfers, et que s’il contrevenoit à cet ordre, elle lui seroit ravie pour toûjours : ce tendre Époux se mit en chemin avec sa chere Eurydice, par des lieux difficiles et escarpez, où regnoient l’obscurité, le silence, et l’horreur. Déjà il étoit près des bornes de l’Empire des morts, lorsque l’impatience qu’il avoit de revoir son Épouse, et la crainte qu’elle ne se fût égarée, l’aïant obligé de tourner la tête, elle disparut à l’instant. Il lui tendit les bras ; mais n’embrassa qu’une vapeur legere. Eurydice soumise une seconde fois à l’Empire de la Mort, ne fit aucune plainte contre son Époux. Helas ! elle n’auroit eu à se plaindre, que d’avoir été trop aimée. Elle lui dit le dernier Adieu, mais d’une voix si foible qu’à peine fut-elle entendue. Ainsi retourna pour toûjours l’infortunée Eurydice dans le Roïaume de Pluton. Il demeura sept jours et sept nuit sur les Rives du Fleuve infernal, sans d’autre nourriture que ses larmes, et sa douleur, et l’inflexible Caron refusa toûjours de le passer dans sa Barque. Enfin après s’être plaint inutilement de la cruauté des Dieux des Enfers, il se retira sur le Mont Rhodope et sur l’<text:span text:style-name="T3">É</text:span>mus, où regne le froid Aquilon. Là trois années s’écoulerent sans qu’il eût voulu entendre parler d’aucune Femme, et quoiqu’il eût inspiré de tendres sentimens à un grand nombre de belles Nymphes, il n’eut pour elles que du mépris ; soit que le malheur qui lui étoit arrivé lui eût donné cette indifference, soit qu’il eût promis à Eurydice une fidelité éternelle. Cependant il conçut des desirs plus criminels, et on croit que c’est lui qui donna aux Thraces l’exemple d’une passion detestable.</text:p>
      <text:h text:style-name="Heading_20_3" text:outline-level="3">Fable troisiéme<text:line-break/>Orphée attire au son de sa voix les Arbres et les Animaux</text:h>
      <text:p text:style-name="_3c_argument_3e_">Orphée étant sur le Mont Rhodope, attiroit au son de sa voix et de sa Lyre les Animaux, les Rochers et les Arbres. Le Pin connu seulement depuis la métamorphose d’Attis Prêtre de Cybele, se trouva au nombre de ceux qui y furent attirez.</text:p>
      <text:p text:style-name="Standard"><text:span text:style-name="_3c_pb_3e_">[330]</text:span>Sur la Montagne où Orphée avoit choisi sa retrait étoit une belle plaine toûjours couverte de Gazon, mais qui n’étoit ombragée par aucun Arbre. Dès que ce Divin Chantre s’y fut assis, et qu’il eût commencé à toucher les cordes de sa Lyre, les Arbres d’alentour sensibles aux doux sons qu’elle rendoit, y vinrent en foule, les Chênes, les Corniers, les Tilleuls, les Hêtres, les Lauriers, les Coudriers, les Frênes, les Sapins, les Yeuses, les Planes, les Érables, les Saules, les Lotos, le Bui toûjours <text:span text:style-name="_3c_pb_3e_">[331]</text:span>verd, les Bruyeres, les Myrthes et les Figuiers : Tous ces Arbres y accoururent en foule. On y vit paroître aussi le Lierre et les Ormeaux entrelassez de Seps de Vigne, l’Arboisier chargé d’un fruit rouge, le Palmier dont on couronne les vainqueurs et le Pin dont la tête touffue porte des branches herissées : Cet Arbre est cher à la Mere des Dieux depuis qu’Attis Prêtre de cette Déesse en a pris la figure.</text:p>
      <text:h text:style-name="Heading_20_2" text:outline-level="2">Livre onziéme</text:h>
      <text:h text:style-name="Heading_20_3" text:outline-level="3">Fable I et II<text:line-break/>Mort d’Orphée, et les Dames de Thrace changées en Arbre</text:h>
      <text:p text:style-name="P1"><text:span text:style-name="T4">Tandis qu’Orphée chantoit ainsi sur le Mont Rhodope, les Dames de Thrace dont il meprisoit les tendres empressemens profiterent de la fureur que leur inspiroient les Orgies qu’elles célébroient, et le mirent en pieces, un Serpent qui voulut mordre sa tête que l’Hebre avoit portée dans l’Ile de Lesbos, fut changé en pierre, et les Bacchantes qui l’avoient dechiré en Arbres de differentes especes.</text:span></text:p>
      <text:p text:style-name="Standard"><text:soft-page-break/><text:span text:style-name="_3c_pb_3e_"><text:span text:style-name="T1">[360]</text:span></text:span><text:span text:style-name="T2">Orphée attiroit ainsi par la douceur de son chant, les Animaux, les Arbres et les Rochers, lorsque les Femmes de Thrace couvertes de peaux de bêtes feroces, l’apperçurent sur le Mont Rhodope, qui accordoit sa Lyre au son de sa voix. « Le voilà, dit une de ces Bacchantes en branlant </text:span><text:span text:style-name="_3c_pb_3e_"><text:span text:style-name="T2">[361]</text:span></text:span><text:span text:style-name="T2">la tête, le voilà cet homme qui n’a pour nous que du mepris. » En parlant ainsi, elle lui porte contre le visage un coup de son Thyrse, qui se trouvant environné de feuilles, ne lui fit qu’une legere contusion : une autre lui jetta une pierre, que devenue sensible au son de sa Lyre, vint tomber à ses pieds, comme si elle eût voulu lui faire reparation de l’emportement de ses Femmes insensées, qui dans ce moment en mirent plus de bornes à leur fureur. Le tumulte augmente, et on voit regner de tous côtez l’horreur et la confusion. Cependant les armes dont elles se servoient, seroient devenues inutiles et la Lyre d’Orphée les auroit enchantées, si les hurlemens et le bruit des Tambours et des Flutes, n’avoient empêché de l’entendre. Au milieu de ce tumulte l’infortuné Orphée fut blessé de plusieurs coups de pierres, et après que les Bacchantes eurent chassé les Oiseaux, les Serpens, et ce nombre prodigieux d’Animaux qui charmez de ses doux accens, formoient un cercle autour de lui, elles portent sur lui leurs mains sanglantes et l’environnent, comme les Oiseaux qui apperçoivent pendant le jour un Hibou, ou comme les Chiens autour d’un Cerf qu’on lâche le matin dans l’Amphitheatre. Elles l’attaquent de tous côtez, et lui donnent plusieurs coups de leurs Thyrses, qui n’étoient pas destinez à cet usage. L’une lui jette à la tête des mottes de terre, l’autre des branches d’Arbre, d’autres enfin des Pierres et des Cailloux ; et comme si le hazard avoit voulu fournir des armes à leur fureur, il y avoit près de là des Païsans dont les uns labouroient, et les autres travailloient à la bêche, qui effraïez de ce tumulte, avoient pris la fuite et laissé leurs charrues et leurs autres outils. Les Bacchantes s’en saisirent, arracherent même les Cornes de Bœufs, et vinrent fondre sur Orphée avec de nouvelles armes. Ce fut en vain que pour les flêchir il leurs tendoit les mains ; il eut pour la premiere fois le malheur de ne pas attendrir ceux qui l’entendoient. Enfin elles le massacrerent, et son ame, Grands Dieux ! sort par cette même bouche </text:span><text:span text:style-name="_3c_pb_3e_"><text:span text:style-name="T2">[362]</text:span></text:span><text:span text:style-name="T2">qui avoit tant de fois charmé les Animaux, et rendu sensibles les Rochers mêmes. Malheureux Orphée, les Oiseaux, les Bêtes feroces et ces mêmes Rochers, qui étoient si souvent accourus au son harmonieux de votre Lyre, vous voïant rendre le dernier soupir, repandirent des torrents des larmes. Les Arbres dépouillez de leurs feuilles, les Fleuves grossis par les pleurs qu’ils verserent ; les Naïades et les Dryades couvertes de deuil et les cheveux en desordre : tout fut sensible à votre mort : on voïoit ses membres épars de tous côtez, sa tête et sa Lyre étoient tombées dans l’Hebre ; et par une merveille inouïe, pendant qu’il les entrainoit, cette Lyre et sa langue même quoique sans vie faisoient encore entendre des sons lugubres et plaintifs, que les Echos repetoient sur l ebord de ce Fleuve. Lors qu’elles furent enfin entrées dans la Mer et que les flots et les vents les eurent poussez sur les rivages de Lesbos, un Serpent voulut se jetter sur la tête d’Orphée ; mais dans le tems qu’il ouvroit la gueule pour la devorer Apollon le changea en Rocher, avant qu’il l’eût refermée, et le laissa ainsi dans l’attitude d’un Serpent qui est prêt à mordre. L’Ombre d’Orphée descendit aux Enfers, où après avoir parcouru tous les endroit qu’il avoit vus autrefois, il alla dans le lieu qu’habitent les gens de bien, où aïant rencontré sa chere Eurydice, il lui donna toutes les marques de la plus vive tendresse. Depuis ce moment ils sont inseparables ; quelquefois ils se promenent ensemble : quelquefois il la laisse marcher devant lui, quelquefois il la précede ; toûjours il la regarde sans se mettre en danger de la per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Georgia" svg:font-family="Georgia" style:font-family-generic="roman"/>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2-30T18:18:14.39</dc:date>
    <dc:creator>Karolina Suchecka</dc:creator>
    <meta:editing-duration>P1DT4H58M36S</meta:editing-duration>
    <meta:editing-cycles>12</meta:editing-cycles>
    <meta:generator>OpenOffice/4.1.6$Win32 OpenOffice.org_project/416m1$Build-9790</meta:generator>
    <meta:document-statistic meta:table-count="0" meta:image-count="0" meta:object-count="0" meta:page-count="3" meta:paragraph-count="15" meta:word-count="2047" meta:character-count="11754"/>
  </office:meta>
</office:document-meta>
</file>